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svg:stroke-width="0.035cm" svg:stroke-color="#000000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47cm" svg:stroke-color="#000000" draw:fill="none" fo:padding-top="0.023cm" fo:padding-bottom="0.023cm" fo:padding-left="0.023cm" fo:padding-right="0.023cm"/>
    </style:style>
    <style:style style:name="gr3" style:family="graphic" style:parent-style-name="standard">
      <style:graphic-properties draw:stroke="solid" svg:stroke-width="0.05cm" svg:stroke-color="#000000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61cm" svg:stroke-color="#000000" draw:fill="none" fo:padding-top="0.03cm" fo:padding-bottom="0.03cm" fo:padding-left="0.03cm" fo:padding-right="0.03cm"/>
    </style:style>
    <style:style style:name="gr6" style:family="graphic" style:parent-style-name="standard">
      <style:graphic-properties draw:stroke="solid" svg:stroke-width="0.045cm" svg:stroke-color="#000000" draw:fill="solid" draw:fill-color="#cccccc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49cm" svg:stroke-color="#000000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none" draw:fill="solid" draw:fill-color="#66666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09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8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6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0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9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4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T1" style:family="text">
      <style:text-properties fo:color="#000000" fo:font-family="Arial" fo:font-size="10pt" style:font-size-asian="10pt" style:font-size-complex="10pt"/>
    </style:style>
    <style:style style:name="T2" style:family="text">
      <style:text-properties fo:color="#000000" fo:font-family="Arial" fo:font-size="9pt" style:font-size-asian="9pt" style:font-size-complex="9pt"/>
    </style:style>
    <style:style style:name="T3" style:family="text">
      <style:text-properties fo:color="#000000" fo:font-family="Arial" fo:font-size="10pt" fo:font-weight="bold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5.82cm" svg:height="5.452cm" svg:x="2.855cm" svg:y="0.746cm" svg:viewBox="0 0 5821 5453" draw:points="0,0 5821,0 5821,5453 0,5453">
          <text:p/>
        </draw:polygon>
        <draw:line draw:style-name="gr2" draw:layer="layout" svg:x1="4.288cm" svg:y1="1.784cm" svg:x2="7.542cm" svg:y2="1.784cm">
          <text:p/>
        </draw:line>
        <draw:line draw:style-name="gr3" draw:layer="layout" svg:x1="6.326cm" svg:y1="3.537cm" svg:x2="7.137cm" svg:y2="4.477cm">
          <text:p/>
        </draw:line>
        <draw:path draw:style-name="gr4" draw:layer="layout" svg:width="0.292cm" svg:height="0.216cm" svg:x="6.429cm" svg:y="4.369cm" svg:viewBox="0 0 293 217" svg:d="m293 217-293-109 293-108c-47 64-47 152 0 217">
          <text:p/>
        </draw:path>
        <draw:line draw:style-name="gr5" draw:layer="layout" svg:x1="8.973cm" svg:y1="4.496cm" svg:x2="8.369cm" svg:y2="4.511cm">
          <text:p/>
        </draw:line>
        <draw:path draw:style-name="gr4" draw:layer="layout" svg:width="0.36cm" svg:height="0.262cm" svg:x="8.329cm" svg:y="4.372cm" svg:viewBox="0 0 361 263" svg:d="m361 263-361-123 355-140c-55 79-53 186 6 263">
          <text:p/>
        </draw:path>
        <draw:polygon draw:style-name="gr6" draw:layer="layout" svg:width="0.802cm" svg:height="2.294cm" svg:x="8.931cm" svg:y="3.732cm" svg:viewBox="0 0 803 2295" draw:points="803,0 0,0 0,2295 803,2295">
          <text:p/>
        </draw:polygon>
        <draw:polygon draw:style-name="gr7" draw:layer="layout" svg:width="1.966cm" svg:height="3.075cm" svg:x="10.414cm" svg:y="1.996cm" svg:viewBox="0 0 1967 3076" draw:points="1967,0 0,0 0,3076 1967,3076">
          <text:p/>
        </draw:polygon>
        <draw:line draw:style-name="gr5" draw:layer="layout" svg:x1="10.419cm" svg:y1="4.863cm" svg:x2="9.746cm" svg:y2="4.825cm">
          <text:p/>
        </draw:line>
        <draw:path draw:style-name="gr4" draw:layer="layout" svg:width="0.366cm" svg:height="0.264cm" svg:x="9.706cm" svg:y="4.71cm" svg:viewBox="0 0 367 265" svg:d="m353 265-353-151 367-114c-62 76-67 182-14 265">
          <text:p/>
        </draw:path>
        <draw:line draw:style-name="gr2" draw:layer="layout" svg:x1="4.659cm" svg:y1="4.488cm" svg:x2="5.393cm" svg:y2="3.537cm">
          <text:p/>
        </draw:line>
        <draw:path draw:style-name="gr4" draw:layer="layout" svg:width="0.275cm" svg:height="0.202cm" svg:x="4.629cm" svg:y="4.387cm" svg:viewBox="0 0 276 203" svg:d="m276 203-276-101 276-102c-44 61-44 142 0 203">
          <text:p/>
        </draw:path>
        <draw:path draw:style-name="gr4" draw:layer="layout" svg:width="0.286cm" svg:height="0.211cm" svg:x="6.84cm" svg:y="1.718cm" svg:viewBox="0 0 287 212" svg:d="m0 0 287 106-287 106c46-63 46-148 0-212">
          <text:p/>
        </draw:path>
        <draw:polygon draw:style-name="gr6" draw:layer="layout" svg:width="0.802cm" svg:height="2.295cm" svg:x="8.93cm" svg:y="1.079cm" svg:viewBox="0 0 803 2296" draw:points="803,0 0,0 0,2296 803,2296">
          <text:p/>
        </draw:polygon>
        <draw:line draw:style-name="gr5" draw:layer="layout" svg:x1="8.343cm" svg:y1="1.851cm" svg:x2="8.948cm" svg:y2="1.855cm">
          <text:p/>
        </draw:line>
        <draw:path draw:style-name="gr4" draw:layer="layout" svg:width="0.357cm" svg:height="0.262cm" svg:x="8.629cm" svg:y="1.72cm" svg:viewBox="0 0 358 263" svg:d="m1 0 357 133-358 130c57-77 57-184 1-263">
          <text:p/>
        </draw:path>
        <draw:path draw:style-name="gr4" draw:layer="layout" svg:width="0.275cm" svg:height="0.202cm" svg:x="5.007cm" svg:y="1.734cm" svg:viewBox="0 0 276 203" svg:d="m0 0 276 102-276 101c44-60 44-143 0-203">
          <text:p/>
        </draw:path>
        <draw:path draw:style-name="gr8" draw:layer="layout" svg:width="2.136cm" svg:height="0.51cm" svg:x="1.46cm" svg:y="3.659cm" svg:viewBox="0 0 2137 511" svg:d="m0 0c1688 0 2137 511 2137 511">
          <text:p/>
        </draw:path>
        <draw:path draw:style-name="gr4" draw:layer="layout" svg:width="0.417cm" svg:height="0.307cm" svg:x="1.414cm" svg:y="3.506cm" svg:viewBox="0 0 418 308" svg:d="m418 308-418-155 418-153c-67 91-67 215 0 308">
          <text:p/>
        </draw:path>
        <draw:line draw:style-name="gr5" draw:layer="layout" svg:x1="9.744cm" svg:y1="2.303cm" svg:x2="10.419cm" svg:y2="2.305cm">
          <text:p/>
        </draw:line>
        <draw:path draw:style-name="gr4" draw:layer="layout" svg:width="0.359cm" svg:height="0.264cm" svg:x="10.098cm" svg:y="2.171cm" svg:viewBox="0 0 360 265" svg:d="m0 0 360 133-360 132c57-79 57-185 0-265">
          <text:p/>
        </draw:path>
        <draw:line draw:style-name="gr9" draw:layer="layout" svg:x1="12.393cm" svg:y1="3.505cm" svg:x2="13.038cm" svg:y2="3.505cm">
          <text:p/>
        </draw:line>
        <draw:path draw:style-name="gr4" draw:layer="layout" svg:width="0.286cm" svg:height="0.211cm" svg:x="12.362cm" svg:y="3.4cm" svg:viewBox="0 0 287 212" svg:d="m287 212-287-107 287-105c-46 62-46 147 0 212">
          <text:p/>
        </draw:path>
        <draw:path draw:style-name="gr4" draw:layer="layout" svg:width="0.286cm" svg:height="0.211cm" svg:x="12.784cm" svg:y="3.399cm" svg:viewBox="0 0 287 212" svg:d="m0 0 287 106-287 106c46-63 45-148 0-212">
          <text:p/>
        </draw:path>
        <draw:path draw:style-name="gr8" draw:layer="layout" svg:width="2.096cm" svg:height="0.081cm" svg:x="1.432cm" svg:y="4.564cm" svg:viewBox="0 0 2097 82" svg:d="m0 82c1688 0 2097-82 2097-82">
          <text:p/>
        </draw:path>
        <draw:path draw:style-name="gr4" draw:layer="layout" svg:width="0.417cm" svg:height="0.306cm" svg:x="1.386cm" svg:y="4.493cm" svg:viewBox="0 0 418 307" svg:d="m418 307-418-153 418-154c-67 90-66 215 0 307">
          <text:p/>
        </draw:path>
        <draw:path draw:style-name="gr8" draw:layer="layout" svg:width="2.218cm" svg:height="0.408cm" svg:x="1.31cm" svg:y="3.972cm" svg:viewBox="0 0 2219 409" svg:d="m0 0c1688 0 2219 409 2219 409">
          <text:p/>
        </draw:path>
        <draw:path draw:style-name="gr4" draw:layer="layout" svg:width="0.417cm" svg:height="0.307cm" svg:x="1.264cm" svg:y="3.819cm" svg:viewBox="0 0 418 308" svg:d="m418 308-418-154 418-154c-68 91-68 216 0 308">
          <text:p/>
        </draw:path>
        <draw:path draw:style-name="gr10" draw:layer="layout" svg:width="0.204cm" svg:height="0.469cm" svg:x="7.976cm" svg:y="1.629cm" svg:viewBox="0 0 205 470" svg:d="m205 234c0 131-47 236-103 236-57 0-102-105-102-236 0-129 45-234 102-234 56 0 103 105 103 234">
          <text:p/>
        </draw:path>
        <draw:path draw:style-name="gr8" draw:layer="layout" svg:width="2.748cm" svg:height="1.877cm" svg:x="8.147cm" svg:y="4.791cm" svg:viewBox="0 0 2749 1878" svg:d="m0 0c713 2671 2749 1712 2749 1712">
          <text:p/>
        </draw:path>
        <draw:path draw:style-name="gr8" draw:layer="layout" svg:width="2.076cm" svg:height="0.327cm" svg:x="1.425cm" svg:y="1.196cm" svg:viewBox="0 0 2077 328" svg:d="m0 0c1403 226 2077 328 2077 328">
          <text:p/>
        </draw:path>
        <draw:path draw:style-name="gr4" draw:layer="layout" svg:width="0.435cm" svg:height="0.303cm" svg:x="3.111cm" svg:y="1.315cm" svg:viewBox="0 0 436 304" svg:d="m46 0 390 215-436 89c79-79 98-203 46-304">
          <text:p/>
        </draw:path>
        <draw:path draw:style-name="gr8" draw:layer="layout" svg:width="2.068cm" svg:height="0.082cm" svg:x="1.425cm" svg:y="2.101cm" svg:viewBox="0 0 2069 83" svg:d="m0 83c1689 0 2069-83 2069-83">
          <text:p/>
        </draw:path>
        <draw:path draw:style-name="gr4" draw:layer="layout" svg:width="0.44cm" svg:height="0.301cm" svg:x="3.099cm" svg:y="2.023cm" svg:viewBox="0 0 441 302" svg:d="m0 0 441 68-380 234c47-102 23-224-61-302">
          <text:p/>
        </draw:path>
        <draw:path draw:style-name="gr8" draw:layer="layout" svg:width="1.766cm" svg:height="0.162cm" svg:x="1.425cm" svg:y="1.65cm" svg:viewBox="0 0 1767 163" svg:d="m0 0c1491 171 1767 163 1767 163">
          <text:p/>
        </draw:path>
        <draw:path draw:style-name="gr4" draw:layer="layout" svg:width="0.443cm" svg:height="0.294cm" svg:x="3.074cm" svg:y="1.663cm" svg:viewBox="0 0 444 295" svg:d="m89 0 355 268-444 27c91-67 126-186 89-295">
          <text:p/>
        </draw:path>
        <draw:path draw:style-name="gr8" draw:layer="layout" svg:width="2.708cm" svg:height="1.256cm" svg:x="8.194cm" svg:y="0.391cm" svg:viewBox="0 0 2709 1257" svg:d="m0 1257c714-1935 2709-1062 2709-1062">
          <text:p/>
        </draw:path>
        <draw:path draw:style-name="gr4" draw:layer="layout" svg:width="0.318cm" svg:height="0.491cm" svg:x="8.119cm" svg:y="1.314cm" svg:viewBox="0 0 319 492" svg:d="m319 118-319 374v-492c69 104 198 151 319 118">
          <text:p/>
        </draw:path>
        <draw:path draw:style-name="gr10" draw:layer="layout" svg:width="0.204cm" svg:height="0.469cm" svg:x="7.955cm" svg:y="4.272cm" svg:viewBox="0 0 205 470" svg:d="m205 234c0 130-45 236-102 236-56 0-103-106-103-236 0-129 47-234 103-234 57 0 102 105 102 234">
          <text:p/>
        </draw:path>
        <draw:frame draw:style-name="gr11" draw:layer="layout" svg:width="0.802cm" svg:height="0.395cm" svg:x="0.1cm" svg:y="1.02cm">
          <draw:text-box>
            <text:p><text:span text:style-name="T1">from </text:span></text:p>
          </draw:text-box>
        </draw:frame>
        <draw:frame draw:style-name="gr12" draw:layer="layout" svg:width="0.819cm" svg:height="0.395cm" svg:x="0.1cm" svg:y="1.444cm">
          <draw:text-box>
            <text:p><text:span text:style-name="T1">client</text:span></text:p>
          </draw:text-box>
        </draw:frame>
        <draw:frame draw:style-name="gr13" draw:layer="layout" svg:width="1.175cm" svg:height="0.395cm" svg:x="0.1cm" svg:y="1.867cm">
          <draw:text-box>
            <text:p><text:span text:style-name="T1">threads</text:span></text:p>
          </draw:text-box>
        </draw:frame>
        <draw:frame draw:style-name="gr14" draw:layer="layout" svg:width="0.294cm" svg:height="0.395cm" svg:x="0.1cm" svg:y="3.49cm">
          <draw:text-box>
            <text:p><text:span text:style-name="T1">to</text:span></text:p>
          </draw:text-box>
        </draw:frame>
        <draw:frame draw:style-name="gr12" draw:layer="layout" svg:width="0.819cm" svg:height="0.395cm" svg:x="0.1cm" svg:y="3.913cm">
          <draw:text-box>
            <text:p><text:span text:style-name="T1">client</text:span></text:p>
          </draw:text-box>
        </draw:frame>
        <draw:frame draw:style-name="gr13" draw:layer="layout" svg:width="1.175cm" svg:height="0.395cm" svg:x="0.1cm" svg:y="4.337cm">
          <draw:text-box>
            <text:p><text:span text:style-name="T1">threads</text:span></text:p>
          </draw:text-box>
        </draw:frame>
        <draw:frame draw:style-name="gr15" draw:layer="layout" svg:width="0.705cm" svg:height="0.357cm" svg:x="3.734cm" svg:y="5.313cm">
          <draw:text-box>
            <text:p><text:span text:style-name="T2">MAC</text:span></text:p>
          </draw:text-box>
        </draw:frame>
        <draw:frame draw:style-name="gr16" draw:layer="layout" svg:width="0.836cm" svg:height="0.357cm" svg:x="3.672cm" svg:y="5.694cm">
          <draw:text-box>
            <text:p><text:span text:style-name="T2">router</text:span></text:p>
          </draw:text-box>
        </draw:frame>
        <draw:frame draw:style-name="gr17" draw:layer="layout" svg:width="0.946cm" svg:height="0.357cm" svg:x="5.458cm" svg:y="3.96cm">
          <draw:text-box>
            <text:p><text:span text:style-name="T2">packet</text:span></text:p>
          </draw:text-box>
        </draw:frame>
        <draw:frame draw:style-name="gr18" draw:layer="layout" svg:width="0.7cm" svg:height="0.357cm" svg:x="5.582cm" svg:y="4.32cm">
          <draw:text-box>
            <text:p><text:span text:style-name="T2">filter</text:span></text:p>
          </draw:text-box>
        </draw:frame>
        <draw:frame draw:style-name="gr19" draw:layer="layout" svg:width="0.497cm" svg:height="0.357cm" svg:x="7.367cm" svg:y="5.313cm">
          <draw:text-box>
            <text:p><text:span text:style-name="T2">h/w</text:span></text:p>
          </draw:text-box>
        </draw:frame>
        <draw:frame draw:style-name="gr20" draw:layer="layout" svg:width="1.23cm" svg:height="0.357cm" svg:x="7.005cm" svg:y="5.694cm">
          <draw:text-box>
            <text:p><text:span text:style-name="T2">interface</text:span></text:p>
          </draw:text-box>
        </draw:frame>
        <draw:frame draw:style-name="gr21" draw:layer="layout" svg:width="0.252cm" svg:height="0.357cm" svg:x="3.963cm" svg:y="2.597cm">
          <draw:text-box>
            <text:p><text:span text:style-name="T2">tx</text:span></text:p>
          </draw:text-box>
        </draw:frame>
        <draw:frame draw:style-name="gr22" draw:layer="layout" svg:width="0.908cm" svg:height="0.357cm" svg:x="3.637cm" svg:y="2.978cm">
          <draw:text-box>
            <text:p><text:span text:style-name="T2">arbiter</text:span></text:p>
          </draw:text-box>
        </draw:frame>
        <draw:frame draw:style-name="gr19" draw:layer="layout" svg:width="0.497cm" svg:height="0.357cm" svg:x="7.368cm" svg:y="2.597cm">
          <draw:text-box>
            <text:p><text:span text:style-name="T2">h/w</text:span></text:p>
          </draw:text-box>
        </draw:frame>
        <draw:frame draw:style-name="gr20" draw:layer="layout" svg:width="1.23cm" svg:height="0.357cm" svg:x="7.006cm" svg:y="2.978cm">
          <draw:text-box>
            <text:p><text:span text:style-name="T2">interface</text:span></text:p>
          </draw:text-box>
        </draw:frame>
        <draw:frame draw:style-name="gr23" draw:layer="layout" svg:width="0.548cm" svg:height="0.395cm" svg:x="11.114cm" svg:y="6.336cm">
          <draw:text-box>
            <text:p><text:span text:style-name="T1">h/w</text:span></text:p>
          </draw:text-box>
        </draw:frame>
        <draw:frame draw:style-name="gr24" draw:layer="layout" svg:width="1.932cm" svg:height="0.395cm" svg:x="10.418cm" svg:y="6.759cm">
          <draw:text-box>
            <text:p><text:span text:style-name="T1">timestamper</text:span></text:p>
          </draw:text-box>
        </draw:frame>
        <draw:frame draw:style-name="gr23" draw:layer="layout" svg:width="0.548cm" svg:height="0.395cm" svg:x="11.114cm" svg:y="0.409cm">
          <draw:text-box>
            <text:p><text:span text:style-name="T1">h/w</text:span></text:p>
          </draw:text-box>
        </draw:frame>
        <draw:frame draw:style-name="gr24" draw:layer="layout" svg:width="1.932cm" svg:height="0.395cm" svg:x="10.418cm" svg:y="0.832cm">
          <draw:text-box>
            <text:p><text:span text:style-name="T1">timestamper</text:span></text:p>
          </draw:text-box>
        </draw:frame>
        <draw:frame draw:style-name="gr25" draw:layer="layout" svg:width="0.722cm" svg:height="0.395cm" svg:x="11.053cm" svg:y="3.253cm">
          <draw:text-box>
            <text:p><text:span text:style-name="T3">PHY</text:span></text:p>
          </draw:text-box>
        </draw:frame>
        <draw:frame draw:style-name="gr26" draw:layer="layout" svg:width="3.283cm" svg:height="0.395cm" svg:x="4.296cm" svg:y="0cm">
          <draw:text-box>
            <text:p><text:span text:style-name="T3">1 port 100Mbit MAC</text:span></text:p>
          </draw:text-box>
        </draw:frame>
        <draw:frame draw:style-name="gr27" draw:layer="layout" svg:width="0.294cm" svg:height="0.395cm" draw:transform="rotate (1.5707963267946) translate (9.125cm 5.273cm)">
          <draw:text-box>
            <text:p><text:span text:style-name="T1">M</text:span></text:p>
          </draw:text-box>
        </draw:frame>
        <draw:frame draw:style-name="gr27" draw:layer="layout" svg:width="0.099cm" svg:height="0.395cm" draw:transform="rotate (1.5707963267946) translate (9.125cm 4.979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25cm 4.881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25cm 4.783cm)">
          <draw:text-box>
            <text:p><text:span text:style-name="T1"><text:s/></text:span></text:p>
          </draw:text-box>
        </draw:frame>
        <draw:frame draw:style-name="gr27" draw:layer="layout" svg:width="0.256cm" svg:height="0.395cm" draw:transform="rotate (1.5707963267946) translate (9.125cm 4.685cm)">
          <draw:text-box>
            <text:p><text:span text:style-name="T1">R</text:span></text:p>
          </draw:text-box>
        </draw:frame>
        <draw:frame draw:style-name="gr27" draw:layer="layout" svg:width="0.18cm" svg:height="0.395cm" draw:transform="rotate (1.5707963267946) translate (9.125cm 4.43cm)">
          <draw:text-box>
            <text:p><text:span text:style-name="T1">x</text:span></text:p>
          </draw:text-box>
        </draw:frame>
        <draw:frame draw:style-name="gr27" draw:layer="layout" svg:width="0.294cm" svg:height="0.395cm" draw:transform="rotate (1.5707963267946) translate (9.115cm 2.675cm)">
          <draw:text-box>
            <text:p><text:span text:style-name="T1">M</text:span></text:p>
          </draw:text-box>
        </draw:frame>
        <draw:frame draw:style-name="gr27" draw:layer="layout" svg:width="0.099cm" svg:height="0.395cm" draw:transform="rotate (1.5707963267946) translate (9.115cm 2.381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15cm 2.283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15cm 2.185cm)">
          <draw:text-box>
            <text:p><text:span text:style-name="T1"><text:s/></text:span></text:p>
          </draw:text-box>
        </draw:frame>
        <draw:frame draw:style-name="gr27" draw:layer="layout" svg:width="0.218cm" svg:height="0.395cm" draw:transform="rotate (1.5707963267946) translate (9.115cm 2.094cm)">
          <draw:text-box>
            <text:p><text:span text:style-name="T1">T</text:span></text:p>
          </draw:text-box>
        </draw:frame>
        <draw:path draw:style-name="gr4" draw:layer="layout" svg:width="0.384cm" svg:height="0.574cm" svg:x="8.049cm" svg:y="4.633cm" svg:viewBox="0 0 385 575" svg:d="m0 575 54-575 331 472c-136-54-291-12-385 103">
          <text:p/>
        </draw:path>
        <draw:frame draw:style-name="gr27" draw:layer="layout" svg:width="0.18cm" svg:height="0.395cm" draw:transform="rotate (1.5707963267946) translate (9.115cm 1.878cm)">
          <draw:text-box>
            <text:p><text:span text:style-name="T1">x</text:span></text:p>
          </draw:text-box>
        </draw:frame>
        <draw:path draw:style-name="gr7" draw:layer="layout" svg:width="1.173cm" svg:height="1.304cm" svg:x="7.147cm" svg:y="1.198cm" svg:viewBox="0 0 1174 1305" svg:d="m0 653c0 360 263 652 587 652s587-292 587-652-263-653-587-653-587 293-587 653z">
          <text:p/>
        </draw:path>
        <draw:path draw:style-name="gr7" draw:layer="layout" svg:width="1.173cm" svg:height="1.305cm" svg:x="7.148cm" svg:y="3.85cm" svg:viewBox="0 0 1174 1306" svg:d="m0 653c0 360 263 653 587 653 323 0 587-293 587-653s-264-653-587-653c-324 0-587 293-587 653z">
          <text:p/>
        </draw:path>
        <draw:path draw:style-name="gr7" draw:layer="layout" svg:width="1.173cm" svg:height="1.304cm" svg:x="5.272cm" svg:y="2.48cm" svg:viewBox="0 0 1174 1305" svg:d="m0 653c0 360 263 652 587 652s587-292 587-652-262-653-587-653-587 293-587 653z">
          <text:p/>
        </draw:path>
        <draw:path draw:style-name="gr7" draw:layer="layout" svg:width="1.173cm" svg:height="1.304cm" svg:x="3.49cm" svg:y="3.836cm" svg:viewBox="0 0 1174 1305" svg:d="m0 653c0 360 264 652 587 652 324 0 587-292 587-652s-263-653-587-653c-323 0-587 293-587 653z">
          <text:p/>
        </draw:path>
        <draw:path draw:style-name="gr7" draw:layer="layout" svg:width="1.173cm" svg:height="1.305cm" svg:x="3.489cm" svg:y="1.183cm" svg:viewBox="0 0 1174 1306" svg:d="m0 654c0 360 264 652 588 652s586-292 586-652-262-654-586-654-588 294-588 6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3.199cm" fo:page-height="7.1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 xmlns:dc="http://purl.org/dc/elements/1.1/">2009-10-30T09:58:47</dc:date>
    <meta:generator xmlns:meta="urn:oasis:names:tc:opendocument:xmlns:meta:1.0">OpenOffice.org/3.0$Linux OpenOffice.org_project/300m15$Build-9379</meta:generator>
    <meta:editing-duration xmlns:meta="urn:oasis:names:tc:opendocument:xmlns:meta:1.0">PT00H12M30S</meta:editing-duration>
    <meta:editing-cycles xmlns:meta="urn:oasis:names:tc:opendocument:xmlns:meta:1.0">2</meta:editing-cycles>
    <meta:document-statistic xmlns:meta="urn:oasis:names:tc:opendocument:xmlns:meta:1.0" meta:object-count="79"/>
    <meta:user-defined xmlns:meta="urn:oasis:names:tc:opendocument:xmlns:meta:1.0" meta:name="Info 1"/>
    <meta:user-defined xmlns:meta="urn:oasis:names:tc:opendocument:xmlns:meta:1.0" meta:name="Info 2"/>
    <meta:user-defined xmlns:meta="urn:oasis:names:tc:opendocument:xmlns:meta:1.0" meta:name="Info 3"/>
    <meta:user-defined xmlns:meta="urn:oasis:names:tc:opendocument:xmlns:meta:1.0" meta:name="Info 4"/>
  </office:meta>
</office:document-meta>
</file>